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329.36pt" svg:y="185.22pt">
            <loext:p draw:notify-on-update-of-ranges="Sheet1.A5:Sheet1.A5 Sheet1.C7:Sheet1.C41 Sheet1.D5:Sheet1.D5 Sheet1.D8:Sheet1.D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_fuel</text:p>
          </table:table-cell>
          <table:table-cell table:style-name="ce1" office:value-type="float" office:value="2.276955153E+022" calcext:value-type="float">
            <text:p>2.28E+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 fac</text:p>
          </table:table-cell>
          <table:table-cell table:formula="of:=6.68543591E+022" office:value-type="float" office:value="6.68543591E+022" calcext:value-type="float">
            <text:p>6.68543591E+02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od Density</text:p>
          </table:table-cell>
          <table:table-cell office:value-type="string" calcext:value-type="string">
            <text:p>N_H</text:p>
          </table:table-cell>
          <table:table-cell office:value-type="string" calcext:value-type="string">
            <text:p>M/F Ratio</text:p>
          </table:table-cell>
          <table:table-cell office:value-type="string" calcext:value-type="string">
            <text:p>k_IMP</text:p>
          </table:table-cell>
          <table:table-cell office:value-type="string" calcext:value-type="string">
            <text:p>I/P File No.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6]*[.$B$2]" office:value-type="float" office:value="6.016892319E+022" calcext:value-type="float">
            <text:p>6.016892319E+022</text:p>
          </table:table-cell>
          <table:table-cell table:formula="of:=[.B6]/[.$B$1]" office:value-type="float" office:value="2.64251683265366" calcext:value-type="float">
            <text:p>2.6425168327</text:p>
          </table:table-cell>
          <table:table-cell office:value-type="float" office:value="1.1595" calcext:value-type="float">
            <text:p>1.15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[.A7]*[.$B$2]" office:value-type="float" office:value="6.0837466781E+022" calcext:value-type="float">
            <text:p>6.0837466781E+022</text:p>
          </table:table-cell>
          <table:table-cell table:formula="of:=[.B7]/[.$B$1]" office:value-type="float" office:value="2.67187813079426" calcext:value-type="float">
            <text:p>2.6718781308</text:p>
          </table:table-cell>
          <table:table-cell office:value-type="float" office:value="1.16141" calcext:value-type="float">
            <text:p>1.16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[.A8]*[.$B$2]" office:value-type="float" office:value="6.1506010372E+022" calcext:value-type="float">
            <text:p>6.1506010372E+022</text:p>
          </table:table-cell>
          <table:table-cell table:formula="of:=[.B8]/[.$B$1]" office:value-type="float" office:value="2.70123942893486" calcext:value-type="float">
            <text:p>2.7012394289</text:p>
          </table:table-cell>
          <table:table-cell office:value-type="float" office:value="1.16107" calcext:value-type="float">
            <text:p>1.16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[.A9]*[.$B$2]" office:value-type="float" office:value="6.2174553963E+022" calcext:value-type="float">
            <text:p>6.2174553963E+022</text:p>
          </table:table-cell>
          <table:table-cell table:formula="of:=[.B9]/[.$B$1]" office:value-type="float" office:value="2.73060072707545" calcext:value-type="float">
            <text:p>2.7306007271</text:p>
          </table:table-cell>
          <table:table-cell office:value-type="float" office:value="1.16173" calcext:value-type="float">
            <text:p>1.16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[.A10]*[.$B$2]" office:value-type="float" office:value="6.2843097554E+022" calcext:value-type="float">
            <text:p>6.2843097554E+022</text:p>
          </table:table-cell>
          <table:table-cell table:formula="of:=[.B10]/[.$B$1]" office:value-type="float" office:value="2.75996202521605" calcext:value-type="float">
            <text:p>2.7599620252</text:p>
          </table:table-cell>
          <table:table-cell office:value-type="float" office:value="1.16248" calcext:value-type="float">
            <text:p>1.16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A11]*[.$B$2]" office:value-type="float" office:value="6.3511641145E+022" calcext:value-type="float">
            <text:p>6.3511641145E+022</text:p>
          </table:table-cell>
          <table:table-cell table:formula="of:=[.B11]/[.$B$1]" office:value-type="float" office:value="2.78932332335665" calcext:value-type="float">
            <text:p>2.7893233234</text:p>
          </table:table-cell>
          <table:table-cell office:value-type="float" office:value="1.16312" calcext:value-type="float">
            <text:p>1.163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[.A12]*[.$B$2]" office:value-type="float" office:value="6.4180184736E+022" calcext:value-type="float">
            <text:p>6.4180184736E+022</text:p>
          </table:table-cell>
          <table:table-cell table:formula="of:=[.B12]/[.$B$1]" office:value-type="float" office:value="2.81868462149724" calcext:value-type="float">
            <text:p>2.8186846215</text:p>
          </table:table-cell>
          <table:table-cell office:value-type="float" office:value="1.16378" calcext:value-type="float">
            <text:p>1.163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[.A13]*[.$B$2]" office:value-type="float" office:value="6.4848728327E+022" calcext:value-type="float">
            <text:p>6.4848728327E+022</text:p>
          </table:table-cell>
          <table:table-cell table:formula="of:=[.B13]/[.$B$1]" office:value-type="float" office:value="2.84804591963784" calcext:value-type="float">
            <text:p>2.8480459196</text:p>
          </table:table-cell>
          <table:table-cell office:value-type="float" office:value="1.16464" calcext:value-type="float">
            <text:p>1.164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[.A14]*[.$B$2]" office:value-type="float" office:value="6.5517271918E+022" calcext:value-type="float">
            <text:p>6.5517271918E+022</text:p>
          </table:table-cell>
          <table:table-cell table:formula="of:=[.B14]/[.$B$1]" office:value-type="float" office:value="2.87740721777843" calcext:value-type="float">
            <text:p>2.8774072178</text:p>
          </table:table-cell>
          <table:table-cell office:value-type="float" office:value="1.16467" calcext:value-type="float">
            <text:p>1.164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[.A15]*[.$B$2]" office:value-type="float" office:value="6.6185815509E+022" calcext:value-type="float">
            <text:p>6.6185815509E+022</text:p>
          </table:table-cell>
          <table:table-cell table:formula="of:=[.B15]/[.$B$1]" office:value-type="float" office:value="2.90676851591903" calcext:value-type="float">
            <text:p>2.9067685159</text:p>
          </table:table-cell>
          <table:table-cell office:value-type="float" office:value="1.16445" calcext:value-type="float">
            <text:p>1.16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[.$B$2]" office:value-type="float" office:value="6.68543591E+022" calcext:value-type="float">
            <text:p>6.68543591E+022</text:p>
          </table:table-cell>
          <table:table-cell table:formula="of:=[.B16]/[.$B$1]" office:value-type="float" office:value="2.93612981405963" calcext:value-type="float">
            <text:p>2.9361298141</text:p>
          </table:table-cell>
          <table:table-cell office:value-type="float" office:value="1.16572" calcext:value-type="float">
            <text:p>1.16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[.A17]*[.$B$2]" office:value-type="float" office:value="6.7522902691E+022" calcext:value-type="float">
            <text:p>6.7522902691E+022</text:p>
          </table:table-cell>
          <table:table-cell table:formula="of:=[.B17]/[.$B$1]" office:value-type="float" office:value="2.96549111220022" calcext:value-type="float">
            <text:p>2.9654911122</text:p>
          </table:table-cell>
          <table:table-cell office:value-type="float" office:value="1.16524" calcext:value-type="float">
            <text:p>1.165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[.A18]*[.$B$2]" office:value-type="float" office:value="6.8191446282E+022" calcext:value-type="float">
            <text:p>6.8191446282E+022</text:p>
          </table:table-cell>
          <table:table-cell table:formula="of:=[.B18]/[.$B$1]" office:value-type="float" office:value="2.99485241034082" calcext:value-type="float">
            <text:p>2.9948524103</text:p>
          </table:table-cell>
          <table:table-cell office:value-type="float" office:value="1.16534" calcext:value-type="float">
            <text:p>1.165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table:formula="of:=[.A19]*[.$B$2]" office:value-type="float" office:value="6.8859989873E+022" calcext:value-type="float">
            <text:p>6.8859989873E+022</text:p>
          </table:table-cell>
          <table:table-cell table:formula="of:=[.B19]/[.$B$1]" office:value-type="float" office:value="3.02421370848142" calcext:value-type="float">
            <text:p>3.0242137085</text:p>
          </table:table-cell>
          <table:table-cell office:value-type="float" office:value="1.16579" calcext:value-type="float">
            <text:p>1.165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[.A20]*[.$B$2]" office:value-type="float" office:value="6.9528533464E+022" calcext:value-type="float">
            <text:p>6.9528533464E+022</text:p>
          </table:table-cell>
          <table:table-cell table:formula="of:=[.B20]/[.$B$1]" office:value-type="float" office:value="3.05357500662201" calcext:value-type="float">
            <text:p>3.0535750066</text:p>
          </table:table-cell>
          <table:table-cell office:value-type="float" office:value="1.16611" calcext:value-type="float">
            <text:p>1.166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[.A21]*[.$B$2]" office:value-type="float" office:value="7.0197077055E+022" calcext:value-type="float">
            <text:p>7.0197077055E+022</text:p>
          </table:table-cell>
          <table:table-cell table:formula="of:=[.B21]/[.$B$1]" office:value-type="float" office:value="3.08293630476261" calcext:value-type="float">
            <text:p>3.0829363048</text:p>
          </table:table-cell>
          <table:table-cell office:value-type="float" office:value="1.1669" calcext:value-type="float">
            <text:p>1.16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[.A22]*[.$B$2]" office:value-type="float" office:value="7.0865620646E+022" calcext:value-type="float">
            <text:p>7.0865620646E+022</text:p>
          </table:table-cell>
          <table:table-cell table:formula="of:=[.B22]/[.$B$1]" office:value-type="float" office:value="3.1122976029032" calcext:value-type="float">
            <text:p>3.1122976029</text:p>
          </table:table-cell>
          <table:table-cell office:value-type="float" office:value="1.16681" calcext:value-type="float">
            <text:p>1.16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table:formula="of:=[.A23]*[.$B$2]" office:value-type="float" office:value="7.1534164237E+022" calcext:value-type="float">
            <text:p>7.1534164237E+022</text:p>
          </table:table-cell>
          <table:table-cell table:formula="of:=[.B23]/[.$B$1]" office:value-type="float" office:value="3.1416589010438" calcext:value-type="float">
            <text:p>3.141658901</text:p>
          </table:table-cell>
          <table:table-cell office:value-type="float" office:value="1.16637" calcext:value-type="float">
            <text:p>1.166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[.A24]*[.$B$2]" office:value-type="float" office:value="7.2202707828E+022" calcext:value-type="float">
            <text:p>7.2202707828E+022</text:p>
          </table:table-cell>
          <table:table-cell table:formula="of:=[.B24]/[.$B$1]" office:value-type="float" office:value="3.1710201991844" calcext:value-type="float">
            <text:p>3.1710201992</text:p>
          </table:table-cell>
          <table:table-cell office:value-type="float" office:value="1.16716" calcext:value-type="float">
            <text:p>1.167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table:formula="of:=[.A25]*[.$B$2]" office:value-type="float" office:value="7.2871251419E+022" calcext:value-type="float">
            <text:p>7.2871251419E+022</text:p>
          </table:table-cell>
          <table:table-cell table:formula="of:=[.B25]/[.$B$1]" office:value-type="float" office:value="3.20038149732499" calcext:value-type="float">
            <text:p>3.2003814973</text:p>
          </table:table-cell>
          <table:table-cell office:value-type="float" office:value="1.16638" calcext:value-type="float">
            <text:p>1.166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26]*[.$B$2]" office:value-type="float" office:value="7.353979501E+022" calcext:value-type="float">
            <text:p>7.353979501E+022</text:p>
          </table:table-cell>
          <table:table-cell table:formula="of:=[.B26]/[.$B$1]" office:value-type="float" office:value="3.22974279546559" calcext:value-type="float">
            <text:p>3.2297427955</text:p>
          </table:table-cell>
          <table:table-cell office:value-type="float" office:value="1.16689" calcext:value-type="float">
            <text:p>1.166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table:formula="of:=[.A27]*[.$B$2]" office:value-type="float" office:value="7.4208338601E+022" calcext:value-type="float">
            <text:p>7.4208338601E+022</text:p>
          </table:table-cell>
          <table:table-cell table:formula="of:=[.B27]/[.$B$1]" office:value-type="float" office:value="3.25910409360619" calcext:value-type="float">
            <text:p>3.2591040936</text:p>
          </table:table-cell>
          <table:table-cell office:value-type="float" office:value="1.16768" calcext:value-type="float">
            <text:p>1.167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[.A28]*[.$B$2]" office:value-type="float" office:value="7.4876882192E+022" calcext:value-type="float">
            <text:p>7.4876882192E+022</text:p>
          </table:table-cell>
          <table:table-cell table:formula="of:=[.B28]/[.$B$1]" office:value-type="float" office:value="3.28846539174678" calcext:value-type="float">
            <text:p>3.2884653917</text:p>
          </table:table-cell>
          <table:table-cell office:value-type="float" office:value="1.16698" calcext:value-type="float">
            <text:p>1.16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table:formula="of:=[.A29]*[.$B$2]" office:value-type="float" office:value="7.5545425783E+022" calcext:value-type="float">
            <text:p>7.5545425783E+022</text:p>
          </table:table-cell>
          <table:table-cell table:formula="of:=[.B29]/[.$B$1]" office:value-type="float" office:value="3.31782668988738" calcext:value-type="float">
            <text:p>3.3178266899</text:p>
          </table:table-cell>
          <table:table-cell office:value-type="float" office:value="1.16714" calcext:value-type="float">
            <text:p>1.167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[.A30]*[.$B$2]" office:value-type="float" office:value="7.6213969374E+022" calcext:value-type="float">
            <text:p>7.6213969374E+022</text:p>
          </table:table-cell>
          <table:table-cell table:formula="of:=[.B30]/[.$B$1]" office:value-type="float" office:value="3.34718798802798" calcext:value-type="float">
            <text:p>3.347187988</text:p>
          </table:table-cell>
          <table:table-cell office:value-type="float" office:value="1.16698" calcext:value-type="float">
            <text:p>1.166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A31]*[.$B$2]" office:value-type="float" office:value="7.6882512965E+022" calcext:value-type="float">
            <text:p>7.6882512965E+022</text:p>
          </table:table-cell>
          <table:table-cell table:formula="of:=[.B31]/[.$B$1]" office:value-type="float" office:value="3.37654928616857" calcext:value-type="float">
            <text:p>3.3765492862</text:p>
          </table:table-cell>
          <table:table-cell office:value-type="float" office:value="1.16725" calcext:value-type="float">
            <text:p>1.167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[.A32]*[.$B$2]" office:value-type="float" office:value="7.7551056556E+022" calcext:value-type="float">
            <text:p>7.7551056556E+022</text:p>
          </table:table-cell>
          <table:table-cell table:formula="of:=[.B32]/[.$B$1]" office:value-type="float" office:value="3.40591058430917" calcext:value-type="float">
            <text:p>3.4059105843</text:p>
          </table:table-cell>
          <table:table-cell office:value-type="float" office:value="1.16663" calcext:value-type="float">
            <text:p>1.166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[.A33]*[.$B$2]" office:value-type="float" office:value="7.8219600147E+022" calcext:value-type="float">
            <text:p>7.8219600147E+022</text:p>
          </table:table-cell>
          <table:table-cell table:formula="of:=[.B33]/[.$B$1]" office:value-type="float" office:value="3.43527188244976" calcext:value-type="float">
            <text:p>3.4352718824</text:p>
          </table:table-cell>
          <table:table-cell office:value-type="float" office:value="1.16682" calcext:value-type="float">
            <text:p>1.166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[.A34]*[.$B$2]" office:value-type="float" office:value="7.8888143738E+022" calcext:value-type="float">
            <text:p>7.8888143738E+022</text:p>
          </table:table-cell>
          <table:table-cell table:formula="of:=[.B34]/[.$B$1]" office:value-type="float" office:value="3.46463318059036" calcext:value-type="float">
            <text:p>3.4646331806</text:p>
          </table:table-cell>
          <table:table-cell office:value-type="float" office:value="1.16718" calcext:value-type="float">
            <text:p>1.167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table:formula="of:=[.A35]*[.$B$2]" office:value-type="float" office:value="7.9556687329E+022" calcext:value-type="float">
            <text:p>7.9556687329E+022</text:p>
          </table:table-cell>
          <table:table-cell table:formula="of:=[.B35]/[.$B$1]" office:value-type="float" office:value="3.49399447873096" calcext:value-type="float">
            <text:p>3.4939944787</text:p>
          </table:table-cell>
          <table:table-cell office:value-type="float" office:value="1.16708" calcext:value-type="float">
            <text:p>1.16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36]*[.$B$2]" office:value-type="float" office:value="8.022523092E+022" calcext:value-type="float">
            <text:p>8.022523092E+022</text:p>
          </table:table-cell>
          <table:table-cell table:formula="of:=[.B36]/[.$B$1]" office:value-type="float" office:value="3.52335577687155" calcext:value-type="float">
            <text:p>3.5233557769</text:p>
          </table:table-cell>
          <table:table-cell office:value-type="float" office:value="1.1668" calcext:value-type="float">
            <text:p>1.16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[.A37]*[.$B$2]" office:value-type="float" office:value="8.1562318102E+022" calcext:value-type="float">
            <text:p>8.1562318102E+022</text:p>
          </table:table-cell>
          <table:table-cell table:formula="of:=[.B37]/[.$B$1]" office:value-type="float" office:value="3.58207837315275" calcext:value-type="float">
            <text:p>3.5820783732</text:p>
          </table:table-cell>
          <table:table-cell office:value-type="float" office:value="1.16656" calcext:value-type="float">
            <text:p>1.166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[.A38]*[.$B$2]" office:value-type="float" office:value="8.2899405284E+022" calcext:value-type="float">
            <text:p>8.2899405284E+022</text:p>
          </table:table-cell>
          <table:table-cell table:formula="of:=[.B38]/[.$B$1]" office:value-type="float" office:value="3.64080096943394" calcext:value-type="float">
            <text:p>3.6408009694</text:p>
          </table:table-cell>
          <table:table-cell office:value-type="float" office:value="1.16635" calcext:value-type="float">
            <text:p>1.166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[.A39]*[.$B$2]" office:value-type="float" office:value="8.4236492466E+022" calcext:value-type="float">
            <text:p>8.4236492466E+022</text:p>
          </table:table-cell>
          <table:table-cell table:formula="of:=[.B39]/[.$B$1]" office:value-type="float" office:value="3.69952356571513" calcext:value-type="float">
            <text:p>3.6995235657</text:p>
          </table:table-cell>
          <table:table-cell office:value-type="float" office:value="1.16553" calcext:value-type="float">
            <text:p>1.165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[.A40]*[.$B$2]" office:value-type="float" office:value="8.5573579648E+022" calcext:value-type="float">
            <text:p>8.5573579648E+022</text:p>
          </table:table-cell>
          <table:table-cell table:formula="of:=[.B40]/[.$B$1]" office:value-type="float" office:value="3.75824616199632" calcext:value-type="float">
            <text:p>3.758246162</text:p>
          </table:table-cell>
          <table:table-cell office:value-type="float" office:value="1.16566" calcext:value-type="float">
            <text:p>1.165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41]*[.$B$2]" office:value-type="float" office:value="8.691066683E+022" calcext:value-type="float">
            <text:p>8.691066683E+022</text:p>
          </table:table-cell>
          <table:table-cell table:formula="of:=[.B41]/[.$B$1]" office:value-type="float" office:value="3.81696875827752" calcext:value-type="float">
            <text:p>3.8169687583</text:p>
          </table:table-cell>
          <table:table-cell office:value-type="float" office:value="1.16471" calcext:value-type="float">
            <text:p>1.16471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4:33:49.768452468</meta:creation-date>
    <dc:date>2017-12-08T19:02:17.368396896</dc:date>
    <meta:editing-duration>PT4H28M24S</meta:editing-duration>
    <meta:editing-cycles>8</meta:editing-cycles>
    <meta:generator>LibreOffice/5.1.6.2$Linux_X86_64 LibreOffice_project/10m0$Build-2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38cm" svg:y="4.203cm" style:legend-expansion="high" chart:style-name="ch2"/>
        <chart:plot-area chart:style-name="ch3" table:cell-range-address="Sheet1.A5:Sheet1.A5 Sheet1.C7:Sheet1.C41 Sheet1.D5:Sheet1.D5 Sheet1.D8:Sheet1.D41" chart:data-source-has-labels="row" svg:x="0.125cm" svg:y="0.204cm" svg:width="13.597cm" svg:height="8.643cm">
          <chartooo:coordinate-region svg:x="1.223cm" svg:y="0.404cm" svg:width="12.40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41" chart:label-cell-address="Sheet1.D5:Sheet1.D5" chart:class="chart:scatter">
            <chart:domain table:cell-range-address="Sheet1.C7:Sheet1.C41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k_IMP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7187813079426">
                <text:p>2.67187813079426</text:p>
                <draw:g>
                  <svg:desc>Sheet1.C7:Sheet1.C41</svg:desc>
                </draw:g>
              </table:table-cell>
              <table:table-cell office:value-type="float" office:value="1.16107">
                <text:p>1.16107</text:p>
                <draw:g>
                  <svg:desc>Sheet1.D8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0123942893486">
                <text:p>2.70123942893486</text:p>
              </table:table-cell>
              <table:table-cell office:value-type="float" office:value="1.16173">
                <text:p>1.16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3060072707545">
                <text:p>2.73060072707545</text:p>
              </table:table-cell>
              <table:table-cell office:value-type="float" office:value="1.16248">
                <text:p>1.16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996202521605">
                <text:p>2.75996202521605</text:p>
              </table:table-cell>
              <table:table-cell office:value-type="float" office:value="1.16312">
                <text:p>1.16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8932332335665">
                <text:p>2.78932332335665</text:p>
              </table:table-cell>
              <table:table-cell office:value-type="float" office:value="1.16378">
                <text:p>1.16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1868462149724">
                <text:p>2.81868462149724</text:p>
              </table:table-cell>
              <table:table-cell office:value-type="float" office:value="1.16464">
                <text:p>1.16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804591963784">
                <text:p>2.84804591963784</text:p>
              </table:table-cell>
              <table:table-cell office:value-type="float" office:value="1.16467">
                <text:p>1.16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7740721777843">
                <text:p>2.87740721777843</text:p>
              </table:table-cell>
              <table:table-cell office:value-type="float" office:value="1.16445">
                <text:p>1.16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0676851591903">
                <text:p>2.90676851591903</text:p>
              </table:table-cell>
              <table:table-cell office:value-type="float" office:value="1.16572">
                <text:p>1.16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3612981405963">
                <text:p>2.93612981405963</text:p>
              </table:table-cell>
              <table:table-cell office:value-type="float" office:value="1.16524">
                <text:p>1.16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549111220022">
                <text:p>2.96549111220022</text:p>
              </table:table-cell>
              <table:table-cell office:value-type="float" office:value="1.16534">
                <text:p>1.16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9485241034082">
                <text:p>2.99485241034082</text:p>
              </table:table-cell>
              <table:table-cell office:value-type="float" office:value="1.16579">
                <text:p>1.16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2421370848142">
                <text:p>3.02421370848142</text:p>
              </table:table-cell>
              <table:table-cell office:value-type="float" office:value="1.16611">
                <text:p>1.16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5357500662201">
                <text:p>3.05357500662201</text:p>
              </table:table-cell>
              <table:table-cell office:value-type="float" office:value="1.1669">
                <text:p>1.1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8293630476261">
                <text:p>3.08293630476261</text:p>
              </table:table-cell>
              <table:table-cell office:value-type="float" office:value="1.16681">
                <text:p>1.16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122976029032">
                <text:p>3.1122976029032</text:p>
              </table:table-cell>
              <table:table-cell office:value-type="float" office:value="1.16637">
                <text:p>1.16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416589010438">
                <text:p>3.1416589010438</text:p>
              </table:table-cell>
              <table:table-cell office:value-type="float" office:value="1.16716">
                <text:p>1.16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710201991844">
                <text:p>3.1710201991844</text:p>
              </table:table-cell>
              <table:table-cell office:value-type="float" office:value="1.16638">
                <text:p>1.16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0038149732499">
                <text:p>3.20038149732499</text:p>
              </table:table-cell>
              <table:table-cell office:value-type="float" office:value="1.16689">
                <text:p>1.16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2974279546559">
                <text:p>3.22974279546559</text:p>
              </table:table-cell>
              <table:table-cell office:value-type="float" office:value="1.16768">
                <text:p>1.16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5910409360619">
                <text:p>3.25910409360619</text:p>
              </table:table-cell>
              <table:table-cell office:value-type="float" office:value="1.16698">
                <text:p>1.16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8846539174678">
                <text:p>3.28846539174678</text:p>
              </table:table-cell>
              <table:table-cell office:value-type="float" office:value="1.16714">
                <text:p>1.16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1782668988738">
                <text:p>3.31782668988738</text:p>
              </table:table-cell>
              <table:table-cell office:value-type="float" office:value="1.16698">
                <text:p>1.16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4718798802798">
                <text:p>3.34718798802798</text:p>
              </table:table-cell>
              <table:table-cell office:value-type="float" office:value="1.16725">
                <text:p>1.16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7654928616857">
                <text:p>3.37654928616857</text:p>
              </table:table-cell>
              <table:table-cell office:value-type="float" office:value="1.16663">
                <text:p>1.16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0591058430917">
                <text:p>3.40591058430917</text:p>
              </table:table-cell>
              <table:table-cell office:value-type="float" office:value="1.16682">
                <text:p>1.16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3527188244976">
                <text:p>3.43527188244976</text:p>
              </table:table-cell>
              <table:table-cell office:value-type="float" office:value="1.16718">
                <text:p>1.16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6463318059036">
                <text:p>3.46463318059036</text:p>
              </table:table-cell>
              <table:table-cell office:value-type="float" office:value="1.16708">
                <text:p>1.16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399447873096">
                <text:p>3.49399447873096</text:p>
              </table:table-cell>
              <table:table-cell office:value-type="float" office:value="1.1668">
                <text:p>1.1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2335577687155">
                <text:p>3.52335577687155</text:p>
              </table:table-cell>
              <table:table-cell office:value-type="float" office:value="1.16656">
                <text:p>1.16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8207837315275">
                <text:p>3.58207837315275</text:p>
              </table:table-cell>
              <table:table-cell office:value-type="float" office:value="1.16635">
                <text:p>1.16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4080096943394">
                <text:p>3.64080096943394</text:p>
              </table:table-cell>
              <table:table-cell office:value-type="float" office:value="1.16553">
                <text:p>1.16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9952356571513">
                <text:p>3.69952356571513</text:p>
              </table:table-cell>
              <table:table-cell office:value-type="float" office:value="1.16566">
                <text:p>1.16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5824616199632">
                <text:p>3.75824616199632</text:p>
              </table:table-cell>
              <table:table-cell office:value-type="float" office:value="1.16471">
                <text:p>1.16471</text:p>
              </table:table-cell>
            </table:table-row>
            <table:table-row>
              <table:table-cell office:value-type="string"/>
              <table:table-cell office:value-type="float" office:value="3.81696875827752">
                <text:p>3.816968758277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